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end="Triangle_20_unfilled" draw:marker-end-width="0.3cm" draw:fill="none" draw:textarea-vertical-align="middle"/>
    </style:style>
    <style:style style:name="gr5" style:family="graphic" style:parent-style-name="objectwithoutfill">
      <style:graphic-properties draw:marker-end="Diamond_20_unfilled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1.524cm" svg:height="0.629cm" svg:x="3.032cm" svg:y="3.038cm">
          <text:p text:style-name="P1"><text:span text:style-name="T1">Protocol</text:span></text:p>
        </draw:rect>
        <draw:rect draw:style-name="gr1" draw:text-style-name="P2" xml:id="id1" draw:id="id1" draw:layer="layout" svg:width="1.524cm" svg:height="0.629cm" svg:x="3.032cm" svg:y="4.254cm">
          <text:p text:style-name="P1"><text:span text:style-name="T1">Delegator</text:span></text:p>
        </draw:rect>
        <draw:connector draw:style-name="gr2" draw:text-style-name="P1" draw:layer="layout" draw:type="line" svg:x1="3.794cm" svg:y1="4.254cm" svg:x2="3.794cm" svg:y2="3.667cm" draw:start-shape="id1" draw:start-glue-point="0" draw:end-shape="id2" draw:end-glue-point="2" svg:d="M3794 4254v-587">
          <text:p/>
        </draw:connector>
        <draw:rect draw:style-name="gr1" draw:text-style-name="P2" xml:id="id3" draw:id="id3" draw:layer="layout" svg:width="1.524cm" svg:height="0.629cm" svg:x="5.132cm" svg:y="4.255cm">
          <text:p text:style-name="P1"><text:span text:style-name="T1">Listener</text:span></text:p>
        </draw:rect>
        <draw:connector draw:style-name="gr3" draw:text-style-name="P1" draw:layer="layout" draw:type="line" svg:x1="5.132cm" svg:y1="4.569cm" svg:x2="4.556cm" svg:y2="4.568cm" draw:start-shape="id3" draw:start-glue-point="3" draw:end-shape="id1" draw:end-glue-point="1" svg:d="M5132 4569l-576-1">
          <text:p/>
        </draw:connector>
        <draw:rect draw:style-name="gr1" draw:text-style-name="P2" xml:id="id4" draw:id="id4" draw:layer="layout" svg:width="1.524cm" svg:height="0.629cm" svg:x="5.132cm" svg:y="3.032cm">
          <text:p text:style-name="P1"><text:span text:style-name="T1">Server</text:span></text:p>
        </draw:rect>
        <draw:connector draw:style-name="gr2" draw:text-style-name="P1" draw:layer="layout" draw:type="line" svg:x1="5.894cm" svg:y1="4.255cm" svg:x2="5.894cm" svg:y2="3.661cm" draw:start-shape="id3" draw:start-glue-point="0" draw:end-shape="id4" draw:end-glue-point="2" svg:d="M5894 4255v-594">
          <text:p/>
        </draw:connector>
        <draw:rect draw:style-name="gr1" draw:text-style-name="P2" xml:id="id5" draw:id="id5" draw:layer="layout" svg:width="1.524cm" svg:height="0.629cm" svg:x="5.14cm" svg:y="5.518cm">
          <text:p text:style-name="P1"><text:span text:style-name="T1">Balancer</text:span></text:p>
        </draw:rect>
        <draw:connector draw:style-name="gr4" draw:text-style-name="P1" draw:layer="layout" draw:type="line" svg:x1="5.902cm" svg:y1="5.518cm" svg:x2="5.894cm" svg:y2="4.884cm" draw:start-shape="id5" draw:start-glue-point="0" draw:end-shape="id3" draw:end-glue-point="2" svg:d="M5902 5518l-8-634">
          <text:p/>
        </draw:connector>
        <draw:rect draw:style-name="gr1" draw:text-style-name="P2" xml:id="id6" draw:id="id6" draw:layer="layout" svg:width="2.286cm" svg:height="0.629cm" svg:x="7.096cm" svg:y="3.038cm">
          <text:p text:style-name="P1"><text:span text:style-name="T1">DefaultServer</text:span></text:p>
        </draw:rect>
        <draw:connector draw:style-name="gr5" draw:text-style-name="P1" draw:layer="layout" draw:type="line" svg:x1="8.239cm" svg:y1="3.667cm" svg:x2="6.656cm" svg:y2="4.569cm" draw:start-shape="id6" draw:start-glue-point="2" draw:end-shape="id3" draw:end-glue-point="1" svg:d="M8239 3667l-1583 902">
          <text:p/>
        </draw:connector>
        <draw:frame draw:style-name="gr6" draw:text-style-name="P3" draw:layer="layout" svg:width="0.93cm" svg:height="0.573cm" svg:x="7.966cm" svg:y="3.564cm">
          <draw:text-box>
            <text:p><text:span text:style-name="T2">1..*</text:span></text:p>
          </draw:text-box>
        </draw:frame>
        <draw:frame draw:style-name="gr6" draw:text-style-name="P3" draw:layer="layout" svg:width="0.93cm" svg:height="0.573cm" svg:x="6.866cm" svg:y="4.365cm">
          <draw:text-box>
            <text:p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7T15:18:12.37</dc:date>
    <dc:creator>Loc Nguyen</dc:creator>
    <meta:editing-duration>PT9H53M48S</meta:editing-duration>
    <meta:editing-cycles>157</meta:editing-cycles>
    <meta:document-statistic meta:object-count="13"/>
  </office:meta>
</office:document-meta>
</file>